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8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alyse_convergence" table:style-name="ta1">
        <table:shapes>
          <draw:frame draw:z-index="0" draw:style-name="gr1" draw:text-style-name="P1" svg:width="159.99mm" svg:height="89.99mm" svg:x="0mm" svg:y="32.35mm">
            <draw:object draw:notify-on-update-of-ranges="analyse_convergence.A1:analyse_convergence.V1 analyse_convergence.A2:analyse_convergence.V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65.28mm" svg:y="32.14mm">
            <draw:object draw:notify-on-update-of-ranges="analyse_convergence.A1:analyse_convergence.AJ1 analyse_convergence.A5:analyse_convergence.AJ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number-columns-repeated="1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244" calcext:value-type="float">
            <text:p>244</text:p>
          </table:table-cell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30" calcext:value-type="float">
            <text:p>230</text:p>
          </table:table-cell>
          <table:table-cell office:value-type="float" office:value="226" calcext:value-type="float">
            <text:p>226</text:p>
          </table:table-cell>
          <table:table-cell office:value-type="float" office:value="225" calcext:value-type="float">
            <text:p>225</text:p>
          </table:table-cell>
          <table:table-cell office:value-type="float" office:value="224" calcext:value-type="float">
            <text:p>224</text:p>
          </table:table-cell>
          <table:table-cell office:value-type="float" office:value="221" calcext:value-type="float">
            <text:p>221</text:p>
          </table:table-cell>
          <table:table-cell office:value-type="float" office:value="219" calcext:value-type="float">
            <text:p>219</text:p>
          </table:table-cell>
          <table:table-cell office:value-type="float" office:value="218" calcext:value-type="float">
            <text:p>218</text:p>
          </table:table-cell>
          <table:table-cell office:value-type="float" office:value="215" calcext:value-type="float">
            <text:p>215</text:p>
          </table:table-cell>
          <table:table-cell office:value-type="float" office:value="211" calcext:value-type="float">
            <text:p>211</text:p>
          </table:table-cell>
          <table:table-cell office:value-type="float" office:value="206" calcext:value-type="float">
            <text:p>206</text:p>
          </table:table-cell>
          <table:table-cell office:value-type="float" office:value="203" calcext:value-type="float">
            <text:p>203</text:p>
          </table:table-cell>
          <table:table-cell office:value-type="float" office:value="201" calcext:value-type="float">
            <text:p>201</text:p>
          </table:table-cell>
          <table:table-cell office:value-type="float" office:value="199" calcext:value-type="float">
            <text:p>199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189" calcext:value-type="float">
            <text:p>189</text:p>
          </table:table-cell>
          <table:table-cell table:number-columns-repeated="14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3"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table:number-columns-repeated="13" office:value-type="float" office:value="103" calcext:value-type="float">
            <text:p>1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3T14:53:49.278584445</dc:date>
    <meta:editing-duration>PT27S</meta:editing-duration>
    <meta:editing-cycles>1</meta:editing-cycles>
    <meta:document-statistic meta:table-count="1" meta:cell-count="94" meta:object-count="2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204cm" svg:y="0.315cm" chart:style-name="ch2">
          <text:p>Valeur de la solution trouvée en fonction du nombre d'itérations de l'algorithme</text:p>
        </chart:title>
        <chart:legend chart:legend-position="end" svg:x="11.594cm" svg:y="4.24cm" style:legend-expansion="high" chart:style-name="ch3"/>
        <chart:plot-area chart:style-name="ch4" table:cell-range-address="analyse_convergence.A1:analyse_convergence.V2" chart:data-source-has-labels="row" svg:x="1.279cm" svg:y="1.196cm" svg:width="9.995cm" svg:height="6.695cm">
          <chartooo:coordinate-region svg:x="2.086cm" svg:y="1.356cm" svg:width="9.001cm" svg:height="5.967cm"/>
          <chart:axis chart:dimension="x" chart:name="primary-x" chart:style-name="ch5">
            <chart:title svg:x="4.869cm" svg:y="8.071cm" chart:style-name="ch6">
              <text:p>Coût de la solution</text:p>
            </chart:title>
          </chart:axis>
          <chart:axis chart:dimension="y" chart:name="primary-y" chart:style-name="ch5">
            <chart:title svg:x="0.451cm" svg:y="6.003cm" chart:style-name="ch7">
              <text:p>Nombre d'itérations</text:p>
            </chart:title>
            <chart:grid chart:style-name="ch8" chart:class="major"/>
          </chart:axis>
          <chart:series chart:style-name="ch9" chart:values-cell-range-address="analyse_convergence.A2:analyse_convergence.V2" loext:label-string="algorithme_hill_climbing" chart:class="chart:scatter">
            <chart:domain table:cell-range-address="analyse_convergence.A1:analyse_convergence.V1"/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1</text:p>
              </table:table-cell>
              <table:table-cell office:value-type="string">
                <text:p>algorithme_hill_climbi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nalyse_convergence.A1:analyse_convergence.V1</svg:desc>
                </draw:g>
              </table:table-cell>
              <table:table-cell office:value-type="float" office:value="261">
                <text:p>261</text:p>
                <draw:g>
                  <svg:desc>analyse_convergence.A2:analyse_convergence.V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89">
                <text:p>1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loext:regression-name="Courbe de tendance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draw:stroke="dash" draw:stroke-dash="Fine_20_Dashed"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204cm" svg:y="0.315cm" chart:style-name="ch2">
          <text:p>Valeur de la solution trouvée en fonction du nombre d'itérations de l'algorithme</text:p>
        </chart:title>
        <chart:legend chart:legend-position="end" svg:x="10.602cm" svg:y="4.031cm" style:legend-expansion="high" chart:style-name="ch3"/>
        <chart:plot-area chart:style-name="ch4" table:cell-range-address="analyse_convergence.A1:analyse_convergence.AJ1 analyse_convergence.A5:analyse_convergence.AJ5" chart:data-source-has-labels="row" svg:x="1.279cm" svg:y="1.196cm" svg:width="9.003cm" svg:height="6.695cm">
          <chartooo:coordinate-region svg:x="2.086cm" svg:y="1.356cm" svg:width="8.009cm" svg:height="5.967cm"/>
          <chart:axis chart:dimension="x" chart:name="primary-x" chart:style-name="ch5">
            <chart:title svg:x="4.373cm" svg:y="8.071cm" chart:style-name="ch6">
              <text:p>Coût de la solution</text:p>
            </chart:title>
          </chart:axis>
          <chart:axis chart:dimension="y" chart:name="primary-y" chart:style-name="ch5">
            <chart:title svg:x="0.451cm" svg:y="6.003cm" chart:style-name="ch7">
              <text:p>Nombre d'itérations</text:p>
            </chart:title>
            <chart:grid chart:style-name="ch8" chart:class="major"/>
          </chart:axis>
          <chart:series chart:style-name="ch9" chart:values-cell-range-address="analyse_convergence.A5:analyse_convergence.AJ5" loext:label-string="algorithme_génétique" chart:class="chart:scatter">
            <chart:domain table:cell-range-address="analyse_convergence.A1:analyse_convergence.AJ1"/>
            <chart:regression-curve chart:style-name="ch10"/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1</text:p>
              </table:table-cell>
              <table:table-cell office:value-type="string">
                <text:p>algorithme_génétiqu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nalyse_convergence.A1:analyse_convergence.AJ1</svg:desc>
                </draw:g>
              </table:table-cell>
              <table:table-cell office:value-type="float" office:value="111">
                <text:p>111</text:p>
                <draw:g>
                  <svg:desc>analyse_convergence.A5:analyse_convergence.AJ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03">
                <text:p>1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